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ajneed Guidelines</text:title></text:p>
      <text:p text:style-name="OrgTitle"/>
      <text:p text:style-name="OrgSubtitle"><text:initial-creator>MKA Tajneed Department</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f6f354">1. Introduction</text:a></text:p>
          <text:p text:style-name="Contents_20_1"><text:a xlink:type="simple" xlink:href="#org9e6c8a3">2. Tajneed Update Process</text:a></text:p>
          <text:p text:style-name="Contents_20_2"><text:a xlink:type="simple" xlink:href="#org790d62c">2.1. Individuals</text:a></text:p>
          <text:p text:style-name="Contents_20_3"><text:a xlink:type="simple" xlink:href="#orgdfeddf8">2.1.1. Same Majlis</text:a></text:p>
          <text:p text:style-name="Contents_20_3"><text:a xlink:type="simple" xlink:href="#orga7d3c52">2.1.2. Different Majlis</text:a></text:p>
          <text:p text:style-name="Contents_20_2"><text:a xlink:type="simple" xlink:href="#org19d8aaa">2.2. Local Nazimeem</text:a></text:p>
          <text:p text:style-name="Contents_20_2"><text:a xlink:type="simple" xlink:href="#orgfe7244a">2.3. Regional and National Muhtamim</text:a></text:p>
          <text:p text:style-name="Contents_20_1"><text:a xlink:type="simple" xlink:href="#orga30f7dc">3. Tajneed Issues</text:a></text:p>
          <text:p text:style-name="Contents_20_2"><text:a xlink:type="simple" xlink:href="#orge82a4b3">3.1. An individual has lost contact with Jamaat</text:a></text:p>
          <text:p text:style-name="Contents_20_2"><text:a xlink:type="simple" xlink:href="#org1ad1ba5">3.2. An individual is lost and not known</text:a></text:p>
          <text:p text:style-name="Contents_20_1"><text:a xlink:type="simple" xlink:href="#orgb18a100">4. Reference and Resources</text:a></text:p>
          <text:p text:style-name="Contents_20_2"><text:a xlink:type="simple" xlink:href="#org9eff6df">4.1. Tajneed Website</text:a></text:p>
          <text:p text:style-name="Contents_20_2"><text:a xlink:type="simple" xlink:href="#orge9f097f">4.2. Regional Nazimeen Contact</text:a></text:p>
          <text:p text:style-name="Contents_20_2"><text:a xlink:type="simple" xlink:href="#org12fc0ca">4.3. Nation Muhtamim Contact</text:a></text:p>
        </text:index-body>
      </text:table-of-content>
      <text:h text:style-name="Heading_20_1" text:outline-level="1" text:is-list-header="false">
<text:bookmark-start text:name="OrgXref.orgff6f354"/>
<text:bookmark text:name="orgff6f354"/>Introduction
<text:bookmark-end text:name="OrgXref.orgff6f354"/></text:h>
      <text:p text:style-name="Text_20_body">The MKA Tajneed Department is responsible for maintaining accurate
and updated information of Khaddam, regardless of the level of
participation in Jamaat or Khuddam Programs. Both active and
inactive members are included in official Tajneed.
</text:p>
      <text:p text:style-name="Text_20_body">The MKA Tajneed is now a part of the National Tajneed. This means that
there is only one place where member information is
stored. Individuals that can make updates to this database are
limited. This document serves as a guideline to the different branches
on proper procedures.
</text:p>
      <text:h text:style-name="Heading_20_1" text:outline-level="1" text:is-list-header="false">
<text:bookmark-start text:name="OrgXref.org9e6c8a3"/>
<text:bookmark text:name="org9e6c8a3"/>Tajneed Update Process
<text:bookmark-end text:name="OrgXref.org9e6c8a3"/></text:h>
      <text:h text:style-name="Heading_20_2" text:outline-level="2" text:is-list-header="false">
<text:bookmark-start text:name="OrgXref.org790d62c"/>
<text:bookmark text:name="org790d62c"/>Individuals
<text:bookmark-end text:name="OrgXref.org790d62c"/></text:h>
      <text:h text:style-name="Heading_20_3" text:outline-level="3" text:is-list-header="false">
<text:bookmark-start text:name="OrgXref.orgdfeddf8"/>
<text:bookmark text:name="orgdfeddf8"/>Same Majlis
<text:bookmark-end text:name="OrgXref.orgdfeddf8"/></text:h>
      <text:p text:style-name="Text_20_body">If your or your family are moving locally within the same Majlis.
</text:p>
      <text:list text:style-name="OrgNumberedList" text:continue-numbering="false">
        <text:list-item>
          <text:p text:style-name="Text_20_body">Update your new information on the Tajneed Website must update your
new address with local secretary as well as online
</text:p>
        </text:list-item>
      </text:list>
      <text:p text:style-name="Text_20_body"><text:span text:style-name="Bold">ADD SITE INFORMATION</text:span>.
</text:p>
      <text:h text:style-name="Heading_20_3" text:outline-level="3" text:is-list-header="false">
<text:bookmark-start text:name="OrgXref.orga7d3c52"/>
<text:bookmark text:name="orga7d3c52"/>Different Majlis
<text:bookmark-end text:name="OrgXref.orga7d3c52"/></text:h>
      <text:p text:style-name="Text_20_body">In addition to
</text:p>
      <text:h text:style-name="Heading_20_2" text:outline-level="2" text:is-list-header="false">
<text:bookmark-start text:name="OrgXref.org19d8aaa"/>
<text:bookmark text:name="org19d8aaa"/>Local Nazimeem
<text:bookmark-end text:name="OrgXref.org19d8aaa"/></text:h>
      <text:h text:style-name="Heading_20_2" text:outline-level="2" text:is-list-header="false">
<text:bookmark-start text:name="OrgXref.orgfe7244a"/>
<text:bookmark text:name="orgfe7244a"/>Regional and National Muhtamim
<text:bookmark-end text:name="OrgXref.orgfe7244a"/></text:h>
      <text:h text:style-name="Heading_20_1" text:outline-level="1" text:is-list-header="false">
<text:bookmark-start text:name="OrgXref.orga30f7dc"/>
<text:bookmark text:name="orga30f7dc"/>Tajneed Issues
<text:bookmark-end text:name="OrgXref.orga30f7dc"/></text:h>
      <text:h text:style-name="Heading_20_2" text:outline-level="2" text:is-list-header="false">
<text:bookmark-start text:name="OrgXref.orge82a4b3"/>
<text:bookmark text:name="orge82a4b3"/>An individual has lost contact with Jamaat
<text:bookmark-end text:name="OrgXref.orge82a4b3"/></text:h>
      <text:p text:style-name="Text_20_body">Removing an individual from Tajneed has serious implications. Proper
actions must be taken to ensure a mistake is not made. There are
certain guidelines to what is considered and inactive member:
</text:p>
      <text:list text:style-name="OrgNumberedList" text:continue-numbering="false">
        <text:list-item>
          <text:p text:style-name="Text_20_body"><text:span text:style-name="Bold">ATTENDANCE</text:span> Requirements
</text:p>
        </text:list-item>
        <text:list-item>
          <text:p text:style-name="Text_20_body"><text:span text:style-name="Bold">CHANDA</text:span> Requirements
</text:p>
        </text:list-item>
        <text:list-item>
          <text:p text:style-name="Text_20_body"><text:span text:style-name="Bold">OTHER</text:span> Requirements
</text:p>
        </text:list-item>
      </text:list>
      <text:p text:style-name="Text_20_body">These are delicate steps and should be taken with great care. Before
removing an individual from the Tajneed ensure the following <text:span text:style-name="Bold">REVIEW</text:span>:
</text:p>
      <text:list text:style-name="OrgNumberedList" text:continue-numbering="false">
        <text:list-item>
          <text:p text:style-name="Text_20_body">Contact has been made with the individual, and problems or concerns
are highlighted. This should ideally be done with Qaid Sahib as
well as parties involved.
</text:p>
        </text:list-item>
        <text:list-item>
          <text:p text:style-name="Text_20_body">Contact has been made to highlight to the individual the
implications of this decision.
</text:p>
        </text:list-item>
        <text:list-item>
          <text:p text:style-name="Text_20_body">Reaching out to national level to proceed.
</text:p>
        </text:list-item>
        <text:list-item>
          <text:p text:style-name="Text_20_body">Permission sought from Hazur.
</text:p>
        </text:list-item>
      </text:list>
      <text:h text:style-name="Heading_20_2" text:outline-level="2" text:is-list-header="false">
<text:bookmark-start text:name="OrgXref.org1ad1ba5"/>
<text:bookmark text:name="org1ad1ba5"/>An individual is lost and not known
<text:bookmark-end text:name="OrgXref.org1ad1ba5"/></text:h>
      <text:list text:style-name="OrgNumberedList" text:continue-numbering="false">
        <text:list-item>
          <text:p text:style-name="Text_20_body">Proper channels used to find the individual.
</text:p>
        </text:list-item>
        <text:list-item>
          <text:p text:style-name="Text_20_body">Contact made.
</text:p>
        </text:list-item>
        <text:list-item>
          <text:p text:style-name="Text_20_body"><text:span text:style-name="Bold">SECTION NEEDS EXPANSION</text:span>
</text:p>
        </text:list-item>
      </text:list>
      <text:h text:style-name="Heading_20_1" text:outline-level="1" text:is-list-header="false">
<text:bookmark-start text:name="OrgXref.orgb18a100"/>
<text:bookmark text:name="orgb18a100"/>Reference and Resources
<text:bookmark-end text:name="OrgXref.orgb18a100"/></text:h>
      <text:h text:style-name="Heading_20_2" text:outline-level="2" text:is-list-header="false">
<text:bookmark-start text:name="OrgXref.org9eff6df"/>
<text:bookmark text:name="org9eff6df"/>Tajneed Website
<text:bookmark-end text:name="OrgXref.org9eff6df"/></text:h>
      <text:h text:style-name="Heading_20_2" text:outline-level="2" text:is-list-header="false">
<text:bookmark-start text:name="OrgXref.orge9f097f"/>
<text:bookmark text:name="orge9f097f"/>Regional Nazimeen Contact
<text:bookmark-end text:name="OrgXref.orge9f097f"/></text:h>
      <text:h text:style-name="Heading_20_2" text:outline-level="2" text:is-list-header="false">
<text:bookmark-start text:name="OrgXref.org12fc0ca"/>
<text:bookmark text:name="org12fc0ca"/>Nation Muhtamim Contact
<text:bookmark-end text:name="OrgXref.org12fc0ca"/></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KA Tajneed Department</dc:creator>
    <meta:initial-creator>MKA Tajneed Department</meta:initial-creator>
    <dc:date>2018-01-31T16:20:39</dc:date>
    <meta:creation-date>2018-01-31T16:20:39</meta:creation-date>
    <meta:generator>Emacs 25.3.1 (Org mode 9.1.5)</meta:generator>
    <meta:keyword/>
    <dc:subject/>
    <dc:title>Tajneed Guidelines</dc:title>
  </office:meta>
</office:document-meta>
</file>